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25-09-1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25-05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24-09-23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24-05-2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23-10-3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23-09-2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23-05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23-03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22-09-2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22-05-1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21-09-2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21-05-2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20-09-2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20-05-1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9-09-1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9-05-1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8-11-1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8-09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8-06-0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8-05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8-05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7-09-2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7-06-0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6-09-3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6-05-3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5-09-2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5-05-2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4-09-0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4-06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4-05-0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4-03-0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4-01-1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3-12-19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3-10-2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3-07-3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3-06-0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3-04-1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3-02-1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2-12-1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2-10-1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2-08-2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2-06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2-05-0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2-03-0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2-01-1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1-11-0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1-09-0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1-07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1-05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1-03-0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0-12-2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0-10-1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0-08-1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0-06-1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0-04-14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10-03-0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9-12-3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9-10-1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9-08-10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9-06-0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9-04-0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9-02-0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8-11-2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8-09-1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8-07-0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8-04-2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8-02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7-12-1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7-10-1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7-08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7-06-25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7-04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7-02-2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6-12-1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6-10-13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6-08-1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6-06-1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6-04-0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6-02-0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5-12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5-09-1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5-07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5-05-26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5-03-1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4-12-0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4-09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4-06-0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4-03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3-11-2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3-09-3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3-06-1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3-03-1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2-12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2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200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8-11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7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3-11-1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9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7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5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4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3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2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1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8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8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7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9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7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7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7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6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6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2</text:p>
          </table:table-cell>
          <table:table-cell office:value-type="string" calcext:value-type="string">
            <text:p>330252-- Salem 2 Obs</text:p>
          </table:table-cell>
          <table:table-cell office:value-type="string" calcext:value-type="string">
            <text:p>196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74" meta:object-count="0"/>
    <meta:user-defined meta:name="AppVersion">3.0</meta:user-defined>
  </office:meta>
</office:document-meta>
</file>